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9.65cm" fo:min-width="5.247cm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9.65cm" fo:min-width="5.4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80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10.5cm" svg:x2="5cm" svg:y2="6.976cm">
          <text:p/>
        </draw:line>
        <draw:line draw:style-name="gr1" draw:text-style-name="P1" draw:layer="layout" svg:x1="5cm" svg:y1="15.924cm" svg:x2="5cm" svg:y2="12.3cm">
          <text:p/>
        </draw:line>
        <draw:line draw:style-name="gr1" draw:text-style-name="P1" draw:layer="layout" svg:x1="4.91cm" svg:y1="6.993cm" svg:x2="23cm" svg:y2="7cm">
          <text:p/>
        </draw:line>
        <draw:line draw:style-name="gr1" draw:text-style-name="P1" draw:layer="layout" svg:x1="4.969cm" svg:y1="15.95cm" svg:x2="23cm" svg:y2="16cm">
          <text:p/>
        </draw:line>
        <draw:custom-shape draw:style-name="gr2" draw:text-style-name="P2" draw:layer="layout" svg:width="5.747cm" svg:height="9.9cm" svg:x="6.453cm" svg:y="6.5cm">
          <text:p text:style-name="P2">High-Pass</text:p>
          <text:p text:style-name="P2">Filter Stag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85cm" svg:height="9.9cm" svg:x="13.5cm" svg:y="6.5cm">
          <text:p text:style-name="P2">Amplifier Stag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42cm" svg:height="1.843cm" svg:x="4.11cm" svg:y="10.55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7cm" svg:height="4.517cm" svg:x="1cm" svg:y="7.7cm">
          <draw:text-box>
            <text:p/>
            <text:p/>
            <text:p>Audio IN</text:p>
            <text:p>10mV max</text:p>
            <text:p/>
            <text:p/>
          </draw:text-box>
        </draw:frame>
        <draw:custom-shape draw:style-name="gr2" draw:text-style-name="P2" draw:layer="layout" svg:width="5.747cm" svg:height="9.9cm" svg:x="20.6cm" svg:y="6.5cm">
          <text:p text:style-name="P2">Low-Pass</text:p>
          <text:p text:style-name="P2">Filter Sta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6-06T23:45:33.517123343</dc:date>
    <meta:editing-duration>PT5H34M51S</meta:editing-duration>
    <meta:editing-cycles>11</meta:editing-cycles>
    <meta:generator>LibreOffice/6.4.6.2$Linux_X86_64 LibreOffice_project/40$Build-2</meta:generator>
    <meta:document-statistic meta:object-count="9"/>
  </office:meta>
</office:document-meta>
</file>